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" style:font-adornments="Regular" style:font-family-generic="swiss"/>
    <style:font-face style:name="Likhan" svg:font-family="Likh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Sešit">
      <style:text-properties officeooo:paragraph-rsid="00042f17"/>
    </style:style>
    <style:style style:name="P2" style:family="paragraph" style:parent-style-name="Standard" style:list-style-name="Sešit">
      <style:text-properties fo:language="cs" fo:country="CZ" officeooo:rsid="0001b796" officeooo:paragraph-rsid="0001b796"/>
    </style:style>
    <style:style style:name="P3" style:family="paragraph" style:parent-style-name="Standard" style:list-style-name="Sešit">
      <style:text-properties fo:language="cs" fo:country="CZ" officeooo:paragraph-rsid="0001b796"/>
    </style:style>
    <style:style style:name="P4" style:family="paragraph" style:parent-style-name="Standard" style:list-style-name="Sešit">
      <style:text-properties fo:language="cs" fo:country="CZ" officeooo:rsid="00023dce" officeooo:paragraph-rsid="00023dce"/>
    </style:style>
    <style:style style:name="P5" style:family="paragraph" style:parent-style-name="Standard">
      <style:text-properties officeooo:paragraph-rsid="00042f17"/>
    </style:style>
    <style:style style:name="P6" style:family="paragraph" style:parent-style-name="Standard">
      <style:text-properties officeooo:rsid="00042f17" officeooo:paragraph-rsid="00042f17"/>
    </style:style>
    <style:style style:name="P7" style:family="paragraph" style:parent-style-name="Standard" style:list-style-name="Sešit">
      <style:text-properties officeooo:rsid="00042f17" officeooo:paragraph-rsid="00042f17"/>
    </style:style>
    <style:style style:name="P8" style:family="paragraph" style:parent-style-name="Standard">
      <style:text-properties style:font-name="Century Schoolbook L" fo:font-size="14pt" officeooo:rsid="00042f17" officeooo:paragraph-rsid="00042f17" style:font-size-asian="14pt" style:font-size-complex="14pt"/>
    </style:style>
    <style:style style:name="T1" style:family="text">
      <style:text-properties officeooo:rsid="0002eba8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42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53167031143558169" text:style-name="Sešit">
        <text:list-item>
          <text:p text:style-name="P2">New York City – 19 milionů</text:p>
        </text:list-item>
        <text:list-item>
          <text:p text:style-name="P2">Los Angeles – 13 milionů</text:p>
        </text:list-item>
        <text:list-item>
          <text:p text:style-name="P2">Chicago – 10 milionů</text:p>
        </text:list-item>
        <text:list-item>
          <text:p text:style-name="P3"/>
        </text:list-item>
        <text:list-item>
          <text:p text:style-name="P4">Největší světové zbrojovky js<text:span text:style-name="T1">o</text:span>u v Americe. Northop Gruman a Lockheed Martin</text:p>
        </text:list-item>
        <text:list-item>
          <text:p text:style-name="P1"><text:span text:style-name="T3">General Electric</text:span></text:p>
        </text:list-item>
      </text:list>
      <text:p text:style-name="P5"><text:span text:style-name="T3"/></text:p>
      <text:p text:style-name="P8"><text:span text:style-name="T2">Latinská Amerika</text:span></text:p>
      <text:p text:style-name="P6"><text:span text:style-name="T2">2. makroregion Ameriky</text:span></text:p>
      <text:list xml:id="list141905252311690" text:continue-numbering="true" text:style-name="Sešit">
        <text:list-item>
          <text:list>
            <text:list-item>
              <text:p text:style-name="P7"><text:span text:style-name="T2">Ve většině těchto států se mluví jazyky z tohoto jazykového kmene – Španělština, Portugalština, Francouzština</text:span></text:p>
            </text:list-item>
          </text:list>
        </text:list-item>
      </text:list>
      <text:p text:style-name="P6"><text:span text:style-name="T2"/></text:p>
      <text:list xml:id="list141904054621604" text:continue-numbering="true" text:style-name="Sešit">
        <text:list-item>
          <text:p text:style-name="P7"><text:span text:style-name="T2">Střední Amerika a Karibik</text:span></text:p>
          <text:list>
            <text:list-item>
              <text:p text:style-name="P7"><text:span text:style-name="T2">Velké a Malé Antily, Mexiko, Panama, Bahamy a státy na pobřeží karibského moř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" style:font-adornments="Regular" style:font-family-generic="swiss"/>
    <style:font-face style:name="Likhan" svg:font-family="Likh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99in" fo:text-indent="-0.6299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9453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102in" fo:text-indent="-1.102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98in" fo:text-indent="-1.2598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173in" fo:text-indent="-1.4173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1.5752in" fo:margin-left="1.5752in"/>
        </style:list-level-properties>
        <style:text-properties fo:font-family="StarSymbol" style:font-charset="x-symbol"/>
      </text:list-level-style-bullet>
    </text:list-style>
    <text:list-style style:name="Sešit">
      <text:list-level-style-number text:level="1" style:num-format="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bullet text:level="2" text:style-name="Bullet_20_Symbols" text:bullet-char="·">
        <style:list-level-properties text:list-level-position-and-space-mode="label-alignment">
          <style:list-level-label-alignment text:label-followed-by="space" fo:text-indent="-0.75in" fo:margin-left="0.75in"/>
        </style:list-level-properties>
        <style:text-properties style:font-name="Noto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5in" fo:margin-left="1in"/>
        </style:list-level-properties>
        <style:text-properties style:font-name="Noto Sans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Noto Sans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space" fo:margin-left="1.5in"/>
        </style:list-level-properties>
        <style:text-properties style:font-name="Noto Sans"/>
      </text:list-level-style-bullet>
      <text:list-level-style-number text:level="6" style:num-format="">
        <style:list-level-properties text:list-level-position-and-space-mode="label-alignment">
          <style:list-level-label-alignment text:label-followed-by="space" fo:text-indent="-1.7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space" fo:text-indent="-2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space" fo:text-indent="-2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space" fo:text-indent="-2.5in" fo:margin-left="2.5in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space" fo:text-indent="-2.7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3:41:15.169798323</meta:creation-date>
    <dc:date>2018-01-15T14:19:03.460628857</dc:date>
    <meta:editing-duration>PT12M54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0" meta:word-count="63" meta:character-count="413" meta:non-whitespace-character-count="358"/>
  </office:meta>
</office:document-meta>
</file>